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BB8000008CA0E345DA34643073E.png" manifest:media-type="image/png"/>
  <manifest:file-entry manifest:full-path="Pictures/1000000000000BB8000008CA6835F0D5F2831259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644cm" fo:min-width="4.594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844cm" fo:min-width="4.094cm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4.249cm" svg:x="1.001cm" svg:y="1.126cm">
          <draw:image xlink:href="Pictures/1000000000000BB8000008CA6835F0D5F2831259.png" xlink:type="simple" xlink:show="embed" xlink:actuate="onLoad" loext:mime-type="image/png">
            <text:p/>
          </draw:image>
        </draw:frame>
        <draw:custom-shape draw:style-name="gr2" draw:text-style-name="P2" draw:layer="layout" svg:width="5.2cm" svg:height="2cm" svg:x="9.2cm" svg:y="3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18.999cm" svg:height="14.249cm" svg:x="1.001cm" svg:y="1.126cm">
          <draw:image xlink:href="Pictures/1000000000000BB8000008CA0E345DA34643073E.png" xlink:type="simple" xlink:show="embed" xlink:actuate="onLoad" loext:mime-type="image/png">
            <text:p/>
          </draw:image>
        </draw:frame>
        <draw:custom-shape draw:style-name="gr3" draw:text-style-name="P2" draw:layer="layout" svg:width="4.7cm" svg:height="2.2cm" svg:x="9.7cm" svg:y="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Annotations" svg:x1="18.1cm" svg:y1="7.5cm" svg:x2="14.4cm" svg:y2="7.3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Annotation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date>2020-11-23T17:40:45.029723303</dc:date>
    <meta:editing-duration>PT2H39M11S</meta:editing-duration>
    <meta:editing-cycles>6</meta:editing-cycles>
    <meta:generator>LibreOffice/6.4.3.2$Linux_X86_64 LibreOffice_project/747b5d0ebf89f41c860ec2a39efd7cb15b54f2d8</meta:generator>
    <meta:document-statistic meta:object-count="5"/>
  </office:meta>
</office:document-meta>
</file>